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Horizontal_20_Line">
      <style:text-properties style:font-size-asian="5.25pt"/>
    </style:style>
    <style:style style:name="P3" style:family="paragraph" style:parent-style-name="Heading_20_1">
      <style:text-properties fo:font-size="6pt" style:font-size-asian="5.25pt" style:font-size-complex="6pt"/>
    </style:style>
    <style:style style:name="P4" style:family="paragraph" style:parent-style-name="Heading_20_3">
      <style:text-properties fo:font-size="6pt" style:font-size-asian="5.25pt" style:font-size-complex="6pt"/>
    </style:style>
    <style:style style:name="P5" style:family="paragraph" style:parent-style-name="Text_20_body" style:list-style-name="L1">
      <style:text-properties fo:font-size="6pt" style:font-size-asian="5.25pt" style:font-size-complex="6pt"/>
    </style:style>
    <style:style style:name="P6" style:family="paragraph" style:parent-style-name="Text_20_body" style:list-style-name="L2">
      <style:text-properties fo:font-size="6pt" style:font-size-asian="5.25pt" style:font-size-complex="6pt"/>
    </style:style>
    <style:style style:name="P7" style:family="paragraph" style:parent-style-name="Text_20_body" style:list-style-name="L3">
      <style:text-properties fo:font-size="6pt" style:font-size-asian="5.25pt" style:font-size-complex="6pt"/>
    </style:style>
    <style:style style:name="P8" style:family="paragraph" style:parent-style-name="Text_20_body" style:list-style-name="L4">
      <style:text-properties fo:font-size="6pt" style:font-size-asian="5.25pt" style:font-size-complex="6pt"/>
    </style:style>
    <style:style style:name="P9" style:family="paragraph" style:parent-style-name="Text_20_body" style:list-style-name="L5">
      <style:text-properties fo:font-size="6pt" style:font-size-asian="5.25pt" style:font-size-complex="6pt"/>
    </style:style>
    <style:style style:name="P10" style:family="paragraph" style:parent-style-name="Heading_20_2">
      <style:text-properties fo:font-size="6pt" style:font-size-asian="5.25pt" style:font-size-complex="6pt"/>
    </style:style>
    <style:style style:name="P11" style:family="paragraph" style:parent-style-name="Standard">
      <style:text-properties fo:font-size="6pt" style:font-size-asian="5.25pt" style:font-size-complex="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eat — <text:span text:style-name="Strong_20_Emphasis">Option D</text:span> means we generate documents in <text:span text:style-name="Strong_20_Emphasis">logical bundles</text:span> instead of one-by-one or all-at-once.<text:line-break/>This gives you a <text:span text:style-name="Strong_20_Emphasis">clean, organized, professional investor package</text:span> while keeping each group readable and ready to save into your Git repo.</text:p>
      <text:p text:style-name="P2"/>
      <text:h text:style-name="P3" text:outline-level="1">✅ <text:span text:style-name="Strong_20_Emphasis">Bundle Structure</text:span></text:h>
      <text:p text:style-name="P1">Here are the bundles:</text:p>
      <text:h text:style-name="P4" text:outline-level="3"><text:span text:style-name="Strong_20_Emphasis">Bundle 1 — Investor Materials</text:span></text:h>
      <text:list text:style-name="L1">
        <text:list-item>
          <text:p text:style-name="P5">Investor Teaser (1-page)</text:p>
        </text:list-item>
        <text:list-item>
          <text:p text:style-name="P5">Executive Summary (2-page)</text:p>
        </text:list-item>
        <text:list-item>
          <text:p text:style-name="P5">Pitch Deck (full 12–15 slide script)</text:p>
        </text:list-item>
      </text:list>
      <text:h text:style-name="P4" text:outline-level="3"><text:span text:style-name="Strong_20_Emphasis">Bundle 2 — Business Plan (Complete)</text:span></text:h>
      <text:p text:style-name="P1">Part 1–9:</text:p>
      <text:list text:style-name="L2">
        <text:list-item>
          <text:p text:style-name="P6">Executive Overview</text:p>
        </text:list-item>
        <text:list-item>
          <text:p text:style-name="P6">Product / System Description</text:p>
        </text:list-item>
        <text:list-item>
          <text:p text:style-name="P6">Market Analysis</text:p>
        </text:list-item>
        <text:list-item>
          <text:p text:style-name="P6">Competitive Landscape</text:p>
        </text:list-item>
        <text:list-item>
          <text:p text:style-name="P6">Go-To-Market Strategy</text:p>
        </text:list-item>
        <text:list-item>
          <text:p text:style-name="P6">Technical Architecture</text:p>
        </text:list-item>
        <text:list-item>
          <text:p text:style-name="P6">Operations &amp; Manufacturing</text:p>
        </text:list-item>
        <text:list-item>
          <text:p text:style-name="P6">Financial Model</text:p>
        </text:list-item>
        <text:list-item>
          <text:p text:style-name="P6">Risks &amp; Mitigation</text:p>
        </text:list-item>
      </text:list>
      <text:h text:style-name="P4" text:outline-level="3"><text:span text:style-name="Strong_20_Emphasis">Bundle 3 — Patent &amp; Legal</text:span></text:h>
      <text:list text:style-name="L3">
        <text:list-item>
          <text:p text:style-name="P7">Patent Summary (public)</text:p>
        </text:list-item>
        <text:list-item>
          <text:p text:style-name="P7">Patent Full Draft (confidential)</text:p>
        </text:list-item>
        <text:list-item>
          <text:p text:style-name="P7">Legal/IP Playbook</text:p>
          <text:list>
            <text:list-item>
              <text:p text:style-name="P7">Patent strategy</text:p>
            </text:list-item>
            <text:list-item>
              <text:p text:style-name="P7">AEC licensing</text:p>
            </text:list-item>
            <text:list-item>
              <text:p text:style-name="P7">trademarks</text:p>
            </text:list-item>
            <text:list-item>
              <text:p text:style-name="P7">regulatory path</text:p>
            </text:list-item>
          </text:list>
        </text:list-item>
      </text:list>
      <text:h text:style-name="P4" text:outline-level="3"><text:span text:style-name="Strong_20_Emphasis">Bundle 4 — Technical + Financial Engine</text:span></text:h>
      <text:list text:style-name="L4">
        <text:list-item>
          <text:p text:style-name="P8">Technical Whitepaper</text:p>
        </text:list-item>
        <text:list-item>
          <text:p text:style-name="P8">Product Roadmap (2025–2029)</text:p>
        </text:list-item>
        <text:list-item>
          <text:p text:style-name="P8">Financial Forecast Model (5-year)</text:p>
        </text:list-item>
      </text:list>
      <text:h text:style-name="P4" text:outline-level="3"><text:span text:style-name="Strong_20_Emphasis">Bundle 5 — Founder &amp; Data Room</text:span></text:h>
      <text:list text:style-name="L5">
        <text:list-item>
          <text:p text:style-name="P9">Founder Letter</text:p>
        </text:list-item>
        <text:list-item>
          <text:p text:style-name="P9">Data Room Checklist (for VC due diligence)</text:p>
        </text:list-item>
      </text:list>
      <text:p text:style-name="P2"/>
      <text:h text:style-name="P3" text:outline-level="1"><text:soft-page-break/>❓ <text:span text:style-name="Strong_20_Emphasis">Which bundle do you want first?</text:span></text:h>
      <text:h text:style-name="P10" text:outline-level="2">A) <text:span text:style-name="Strong_20_Emphasis">Bundle 1</text:span> – Investor Teaser + Executive Summary + Pitch Deck</text:h>
      <text:h text:style-name="P10" text:outline-level="2">B) <text:span text:style-name="Strong_20_Emphasis">Bundle 2</text:span> – Full Business Plan (Parts 1–9)</text:h>
      <text:h text:style-name="P10" text:outline-level="2">C) <text:span text:style-name="Strong_20_Emphasis">Bundle 3</text:span> – Patent + Legal/IP Playbook</text:h>
      <text:h text:style-name="P10" text:outline-level="2">D) <text:span text:style-name="Strong_20_Emphasis">Bundle 4</text:span> – Tech Whitepaper + Roadmap + Forecast</text:h>
      <text:h text:style-name="P10" text:outline-level="2">E) <text:span text:style-name="Strong_20_Emphasis">Bundle 5</text:span> – Founder Letter + Data Room</text:h>
      <text:p text:style-name="P2"/>
      <text:h text:style-name="P4" text:outline-level="3">📌 Recommendation</text:h>
      <text:p text:style-name="P1">Start with <text:span text:style-name="Strong_20_Emphasis">Bundle 1</text:span> — this is the front-facing investor material and the “cover” of the whole project.</text:p>
      <text:p text:style-name="P1">But I will follow your preference.</text:p>
      <text:p text:style-name="P2"/>
      <text:h text:style-name="P10" text:outline-level="2">✔ Your move:</text:h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01:59:39.053912200</meta:creation-date>
    <dc:date>2025-11-17T02:00:23.292859000</dc:date>
    <meta:editing-duration>PT44S</meta:editing-duration>
    <meta:editing-cycles>1</meta:editing-cycles>
    <meta:document-statistic meta:table-count="0" meta:image-count="0" meta:object-count="0" meta:page-count="2" meta:paragraph-count="43" meta:word-count="246" meta:character-count="1452" meta:non-whitespace-character-count="1265"/>
    <meta:generator>LibreOffice/25.8.2.2$Windows_X86_64 LibreOffice_project/d401f2107ccab8f924a8e2df40f573aab7605b6f</meta:generator>
  </office:meta>
</office:document-meta>
</file>